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#D9D9D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#D9D9D9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style:vertical-align="top" fo:wrap-option="wrap"/>
    </style:style>
    <style:style style:name="ce8" style:family="table-cell" style:parent-style-name="Default" style:data-style-name="N13">
      <style:table-cell-properties style:vertical-align="to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fo:background-color="#D9D9D9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top" fo:background-color="#F2F2F2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3.889375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3.54541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86291666666667cm"/>
    </style:style>
    <style:style style:name="co7" style:family="table-column">
      <style:table-column-properties fo:break-before="auto" style:column-width="3.78354166666667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32.25pt" style:use-optimal-row-height="fals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117pt" style:use-optimal-row-height="false" fo:break-before="auto"/>
    </style:style>
    <style:style style:name="ro7" style:family="table-row">
      <style:table-row-properties style:row-height="115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conciliation_table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6380" table:default-cell-style-name="ce6"/>
        <table:table-row table:style-name="ro1">
          <table:table-cell table:style-name="ce2"/>
          <table:table-cell office:value-type="string" table:style-name="ce2">
            <text:p>Current review*, <text:s/>2021</text:p>
          </table:table-cell>
          <table:table-cell office:value-type="string" table:style-name="ce2">
            <text:p>Edris, 2021</text:p>
            <text:p>PMID 33988014</text:p>
          </table:table-cell>
          <table:table-cell office:value-type="string" table:style-name="ce2">
            <text:p>Edris, 2019</text:p>
            <text:p>PMID 31395084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4">
            <text:p>Outcome(s)</text:p>
          </table:table-cell>
          <table:table-cell table:number-columns-repeated="3" table:style-name="ce5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0">
            <text:p>ARAE* in all patients with severe asthma</text:p>
          </table:table-cell>
          <table:covered-table-cell table:number-columns-repeated="3"/>
          <table:table-cell table:number-columns-repeated="16380"/>
        </table:table-row>
        <table:table-row table:style-name="ro3">
          <table:table-cell office:value-type="string" table:style-name="ce6">
            <text:p>RR (95% CI)</text:p>
          </table:table-cell>
          <table:table-cell office:value-type="string" table:style-name="ce6">
            <text:p>0.38 (0.26-0.58)</text:p>
          </table:table-cell>
          <table:table-cell office:value-type="string" table:style-name="ce7">
            <text:p>d = 1.13 (-0.23 to 2.76) (insignificant)</text:p>
          </table:table-cell>
          <table:table-cell office:value-type="string" table:style-name="ce7">
            <text:p>d = 1.17 (-0.68 to 3.15) (insignificant)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Heterogeneity</text:p>
          </table:table-cell>
          <table:table-cell office:value-type="string" table:style-name="ce6">
            <text:p>62% (CI: 0% to 91%)</text:p>
          </table:table-cell>
          <table:table-cell office:value-type="string" table:style-name="ce7">
            <text:p>NA<text:s/></text:p>
            <text:p>(network meta-analysis)</text:p>
          </table:table-cell>
          <table:table-cell office:value-type="string" table:style-name="ce7">
            <text:p>NA<text:s/></text:p>
            <text:p>(network meta-analysis)</text:p>
          </table:table-cell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0">
            <text:p>ARAE† in all patients with severe asthma and<text:s/><text:span text:style-name="T2">low</text:span><text:s/>blood eosinophil count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6">
            <text:p>RR (95% CI)</text:p>
          </table:table-cell>
          <table:table-cell office:value-type="string" table:style-name="ce6">
            <text:p>0.47 (0.26-0.86)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Heterogeneity</text:p>
          </table:table-cell>
          <table:table-cell office:value-type="string" table:style-name="ce6">
            <text:p>61% (CI: 0% to 91%)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0">
            <text:p>ARAE† in all patients with severe asthma and<text:s/><text:span text:style-name="T2">high</text:span><text:s/>blood eosinophil count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6">
            <text:p>RR (95% CI)</text:p>
          </table:table-cell>
          <table:table-cell office:value-type="string" table:style-name="ce6">
            <text:p>0.30 (0.22-0.40)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Heterogeneity</text:p>
          </table:table-cell>
          <table:table-cell office:value-type="percentage" office:value="0" table:style-name="ce8">
            <text:p>0%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tudies included</text:p>
          </table:table-cell>
          <table:table-cell table:style-name="ce9"/>
          <table:table-cell table:number-columns-repeated="2" table:style-name="ce5"/>
          <table:table-cell table:number-columns-repeated="16380"/>
        </table:table-row>
        <table:table-row table:style-name="ro4">
          <table:table-cell office:value-type="string" table:style-name="ce7">
            <text:p>Corren<text:s/></text:p>
            <text:p>(PATHWAY), 2017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5">
          <table:table-cell office:value-type="string" table:style-name="ce7">
            <text:p>Menzies-Gow<text:s/></text:p>
            <text:p>(NAVIGATOR), 202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tes</text:p>
          </table:table-cell>
          <table:table-cell table:number-columns-repeated="3" table:style-name="ce5"/>
          <table:table-cell table:number-columns-repeated="16380"/>
        </table:table-row>
        <table:table-row table:style-name="ro6">
          <table:table-cell office:value-type="string" table:number-columns-spanned="4" table:number-rows-spanned="1" table:style-name="ce11">
            <text:p>NA. Not available.</text:p>
            <text:p>RR. Risk Ratio.</text:p>
            <text:p>D. Cohen's d effect difference.</text:p>
            <text:p>RRR. Relative risk ratio.</text:p>
            <text:p>CI. Confidence Interval.</text:p>
            <text:p>* https://openmetaanalysis.github.io/asthma/<text:s/></text:p>
            <text:p>† ARAE. Annualized rate of asthma exacerbations.</text:p>
          </table:table-cell>
          <table:covered-table-cell table:number-columns-repeated="3"/>
          <table:table-cell table:number-columns-repeated="16380"/>
        </table:table-row>
        <table:table-row table:number-rows-repeated="1048560" table:style-name="ro2">
          <table:table-cell table:number-columns-repeated="16384"/>
        </table:table-row>
      </table:table>
      <table:table table:name="Studies" table:style-name="ta2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6380" table:default-cell-style-name="ce6"/>
        <table:table-row table:style-name="ro1">
          <table:table-cell table:style-name="ce2"/>
          <table:table-cell office:value-type="string" table:style-name="ce2">
            <text:p>Current review*, <text:s/>2021</text:p>
          </table:table-cell>
          <table:table-cell office:value-type="string" table:style-name="ce2">
            <text:p>Edris, 2021</text:p>
            <text:p>PMID 33988014</text:p>
          </table:table-cell>
          <table:table-cell office:value-type="string" table:style-name="ce2">
            <text:p>Edris, 2019</text:p>
            <text:p>PMID 31395084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4">
            <text:p>Studies included</text:p>
          </table:table-cell>
          <table:table-cell table:style-name="ce9"/>
          <table:table-cell table:number-columns-repeated="2" table:style-name="ce5"/>
          <table:table-cell table:number-columns-repeated="16380"/>
        </table:table-row>
        <table:table-row table:style-name="ro4">
          <table:table-cell office:value-type="string" table:style-name="ce7">
            <text:p>Corren<text:s/></text:p>
            <text:p>(PATHWAY), 2017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Yes</text:p>
          </table:table-cell>
          <table:table-cell table:number-columns-repeated="16380"/>
        </table:table-row>
        <table:table-row table:style-name="ro5">
          <table:table-cell office:value-type="string" table:style-name="ce7">
            <text:p>Menzies-Gow<text:s/></text:p>
            <text:p>(NAVIGATOR), 2021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tes</text:p>
          </table:table-cell>
          <table:table-cell table:number-columns-repeated="3" table:style-name="ce5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* https://openmetaanalysis.github.io/asthma/<text:s/></text:p>
          </table:table-cell>
          <table:covered-table-cell table:number-columns-repeated="3"/>
          <table:table-cell table:number-columns-repeated="16380"/>
        </table:table-row>
        <table:table-row table:number-rows-repeated="1048570" table:style-name="ro2">
          <table:table-cell table:number-columns-repeated="16384"/>
        </table:table-row>
      </table:table>
      <table:table table:name="Conclusions" table:style-name="ta1">
        <table:table-column table:style-name="co1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5" table:number-columns-repeated="16380" table:default-cell-style-name="ce6"/>
        <table:table-row table:style-name="ro1">
          <table:table-cell table:style-name="ce2"/>
          <table:table-cell office:value-type="string" table:style-name="ce2">
            <text:p>Current review*, <text:s/>2021</text:p>
          </table:table-cell>
          <table:table-cell office:value-type="string" table:style-name="ce2">
            <text:p>Edris, 2021</text:p>
            <text:p>PMID 33988014</text:p>
          </table:table-cell>
          <table:table-cell office:value-type="string" table:style-name="ce2">
            <text:p>Edris, 2019</text:p>
            <text:p>PMID 31395084</text:p>
          </table:table-cell>
          <table:table-cell table:number-columns-repeated="16380" table:style-name="ce3"/>
        </table:table-row>
        <table:table-row table:style-name="ro2">
          <table:table-cell office:value-type="string" table:style-name="ce4">
            <text:p>Outcome(s)</text:p>
          </table:table-cell>
          <table:table-cell table:number-columns-repeated="3" table:style-name="ce5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0">
            <text:p>ARAE* in all patients with severe asthma</text:p>
          </table:table-cell>
          <table:covered-table-cell table:number-columns-repeated="3"/>
          <table:table-cell table:number-columns-repeated="16380"/>
        </table:table-row>
        <table:table-row table:style-name="ro5">
          <table:table-cell office:value-type="string" table:style-name="ce6">
            <text:p>RR (95% CI)</text:p>
          </table:table-cell>
          <table:table-cell office:value-type="string" table:style-name="ce6">
            <text:p>0.38 (0.26-0.58)</text:p>
          </table:table-cell>
          <table:table-cell office:value-type="string" table:style-name="ce7">
            <text:p>d = 1.13 (-0.23 to 2.76) (insignificant)</text:p>
          </table:table-cell>
          <table:table-cell office:value-type="string" table:style-name="ce7">
            <text:p>d = 1.17 (-0.68 to 3.15) (insignificant)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Heterogeneity</text:p>
          </table:table-cell>
          <table:table-cell office:value-type="string" table:style-name="ce6">
            <text:p>62% (CI: 0% to 91%)</text:p>
          </table:table-cell>
          <table:table-cell office:value-type="string" table:style-name="ce7">
            <text:p>NA<text:s/></text:p>
            <text:p>(network meta-analysis)</text:p>
          </table:table-cell>
          <table:table-cell office:value-type="string" table:style-name="ce7">
            <text:p>NA<text:s/></text:p>
            <text:p>(network meta-analysis)</text:p>
          </table:table-cell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0">
            <text:p>ARAE† in all patients with severe asthma and<text:s/><text:span text:style-name="T2">low</text:span><text:s/>blood eosinophil count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6">
            <text:p>RR (95% CI)</text:p>
          </table:table-cell>
          <table:table-cell office:value-type="string" table:style-name="ce6">
            <text:p>0.47 (0.26-0.86)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Heterogeneity</text:p>
          </table:table-cell>
          <table:table-cell office:value-type="string" table:style-name="ce6">
            <text:p>61% (CI: 0% to 91%)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0">
            <text:p>ARAE† in all patients with severe asthma and<text:s/><text:span text:style-name="T2">high</text:span><text:s/>blood eosinophil count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6">
            <text:p>RR (95% CI)</text:p>
          </table:table-cell>
          <table:table-cell office:value-type="string" table:style-name="ce6">
            <text:p>0.30 (0.22-0.40)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Heterogeneity</text:p>
          </table:table-cell>
          <table:table-cell office:value-type="percentage" office:value="0" table:style-name="ce8">
            <text:p>0%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NA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otes</text:p>
          </table:table-cell>
          <table:table-cell table:number-columns-repeated="3" table:style-name="ce5"/>
          <table:table-cell table:number-columns-repeated="16380"/>
        </table:table-row>
        <table:table-row table:style-name="ro7">
          <table:table-cell office:value-type="string" table:number-columns-spanned="4" table:number-rows-spanned="1" table:style-name="ce11">
            <text:p>NA. Not available.</text:p>
            <text:p>RR. Risk Ratio.</text:p>
            <text:p>d. Cohen's d effect difference.</text:p>
            <text:p>RRR. Relative risk ratio.</text:p>
            <text:p>CI. Confidence Interval.</text:p>
            <text:p>* https://openmetaanalysis.github.io/asthma/<text:s/></text:p>
            <text:p>† ARAE. Annualized rate of asthma exacerbations.</text:p>
          </table:table-cell>
          <table:covered-table-cell table:number-columns-repeated="3"/>
          <table:table-cell table:number-columns-repeated="16380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bob</dc:creator>
    <meta:creation-date>2021-07-04T19:51:55Z</meta:creation-date>
    <dc:date>2021-07-24T20:40:30Z</dc:date>
    <meta:print-date>2021-07-24T20:39:58Z</meta:print-date>
  </office:meta>
</office:document-meta>
</file>